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12121" style:font-name="sans-serif" fo:font-size="13pt" fo:letter-spacing="normal" fo:font-style="normal" fo:font-weight="normal" style:font-size-asian="13pt" style:font-size-complex="13pt"/>
    </style:style>
    <style:style style:name="P2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fo:font-variant="normal" fo:text-transform="none" fo:color="#212121" style:font-name="sans-serif" fo:font-size="13pt" fo:letter-spacing="normal" fo:font-style="normal" fo:font-weight="normal" style:font-size-asian="13pt" style:font-size-complex="13pt"/>
    </style:style>
    <style:style style:name="T1" style:family="text">
      <style:text-properties style:font-name="Arial1" fo:font-size="10pt" fo:language="es" fo:country="UY" style:font-name-asian="Times New Roman1" style:font-size-asian="10pt" style:font-name-complex="Arial2" style:font-size-complex="10pt"/>
    </style:style>
    <style:style style:name="T2" style:family="text">
      <style:text-properties style:font-name="Arial1" fo:language="es" fo:country="UY" style:font-name-asian="Times New Roman1"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/></text:p>
      <text:p text:style-name="P2"><text:span text:style-name="T2">Supermercado Tata de más de 30 sucursales.</text:span></text:p>
      <text:p text:style-name="P1">promedio en turno de cajeros (10) por supermercado.</text:p>
      <text:p text:style-name="P1"/>
      <text:p text:style-name="P1">Se basa en el stock a la venta. (compras y ventas). </text:p>
      <text:p text:style-name="P1">Además los clientes pueden pagar de 2 formas diferentes: efectivo o TJ. </text:p>
      <text:p text:style-name="P1"/>
      <text:p text:style-name="P1">Lo que necesitamos es una app. (decidir si es web o esc) para facturar. </text:p>
      <text:p text:style-name="P1">Hay que tomar en cuenta que esa app tiene que pedir permiso para las TJ. </text:p>
      <text:p text:style-name="P1"/>
      <text:p text:style-name="P1">En cada sucursal hay una app de escritorio para las compras (el sr. del deposito). </text:p>
      <text:p text:style-name="P1"/>
      <text:p text:style-name="P1">Definir si el plan va a ser por sucursal o para la empresa comple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3$Win32 OpenOffice.org_project/413m1$Build-9783</meta:generator>
    <dc:date>2017-04-20T21:43:08.41</dc:date>
    <meta:document-statistic meta:table-count="0" meta:image-count="0" meta:object-count="0" meta:page-count="1" meta:paragraph-count="8" meta:word-count="96" meta:character-count="513"/>
    <meta:user-defined meta:name="Info 1"/>
    <meta:user-defined meta:name="Info 2"/>
    <meta:user-defined meta:name="Info 3"/>
    <meta:user-defined meta:name="Info 4"/>
  </office:meta>
</office:document-meta>
</file>